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 suis déscendu le long du couloir et je me suis retrouvé dans la cuisine. Mes camarades étaient tous concentrés sur ce que le chef, le Grand Patron, disait. Il chuchotait, alors je me suis approché pour mieux pouvoir entendre ce qu'il disait :</text:p>
      <text:p text:style-name="Standard"/>
      <text:list xml:id="list471459908" text:style-name="L4">
        <text:list-item>
          <text:p text:style-name="P2">Aujourd'hui, j'ai parlé avec Charles de Gaulle. Il nous a demandé de ne pas oublier pourquoi on fait ce qu'on fait, et il m'a dit que bientôt les allemands verront pourquoi ils doivent arrêter, et ils arrêteront. Mais, il m'a dit, et c'est valable pour vous tous aussi, que je ne dois pas m'arrêter, si vous voulez on ne doit pas arrêter de faire ce qu'on fait, sinon nos efforts ces dernières semaines auraient étés en vain.</text:p>
        </text:list-item>
        <text:list-item>
          <text:p text:style-name="P2">Mais qu'est-ce qu'il veut que nous fassions, comment est-ce qu'il veut que nous nous défendions - nous n'avons plus d'armes, c'est la crise, il n'y a presque plus de nourriture, nous--</text:p>
        </text:list-item>
        <text:list-item>
          <text:p text:style-name="P2">Oh ! Sois optimiste, Antoine - il faut qu'on essaye, il faut qu'on se débrouille le mieux possible ! Pourquoi as-tu rejoint la Résistance si tu ne veux pas faire ce qu'on te demande, si tu n'arrêtes pas de te plaindre à tout moment ? a demandé un homme à côté de lui en l'interrompant, sa voix pleine de colère.</text:p>
        </text:list-item>
      </text:list>
      <text:p text:style-name="Standard"/>
      <text:p text:style-name="Standard">Je ne savais pas qui était ce dernier homme, l'éclairage de bougie éclairait seulement la table où étaient situées des cartes, et je ne reconnaissais même pas sa voix.</text:p>
      <text:p text:style-name="Standard">Ils étaient six autour de la table - moi j'étais à l'écart, en train d'écouter et penser de ma propre façon a des stragégies. Là, je n'ai pas pu m'empêcher, par contre, de parler :</text:p>
      <text:p text:style-name="Standard"/>
      <text:list xml:id="list1324195988" text:continue-numbering="true" text:style-name="L4">
        <text:list-item>
          <text:p text:style-name="P2">Allez, j'ai dit, arrêtez de vous fâcher l'un contre l'autre - on est tous ensemble ici ! Allez, concentrons-nous sur ces cartes, j'ai dit en m'avançant et en me penchant vers elles. Ah, j'ai continué, elles sont bien intéressantes. C'est les endroits où les allemands ne sont pas encore allés - mais comment est-ce que vous avez obtenu ça ?</text:p>
        </text:list-item>
        <text:list-item>
          <text:p text:style-name="P2">Nous avons nos moyens, a répondu simplement le Grand Patron.</text:p>
          <text:p text:style-name="P2"/>
        </text:list-item>
      </text:list>
      <text:p text:style-name="Standard">Soudain, François a enfin sorti ses mots – on savait tous depuis quelques instants qu'il allait, ou au moins qu'il voulait dire quelque chose :</text:p>
      <text:p text:style-name="Standard"/>
      <text:list xml:id="list1263570176" text:style-name="L3">
        <text:list-item>
          <text:p text:style-name="P1">Il faut qu'on bouge d'ici. Peut-être qu'il vaudrait mieux aller à un de ces endroits ?</text:p>
        </text:list-item>
        <text:list-item>
          <text:p text:style-name="P1">Je suis d'accord qu'il faut qu'on bouge d'ici, ça fait trop longtemps qu'on y est, mais aïe, oula, non ! j'ai répondu brusquement - si les allemands n'ont pas encore attaqués un endroit, c'est qu'ils vont le faire dans les jours ou semaines qui viennent - il sera extrêmement dangereux, encore plus dangereux que d'être ici.</text:p>
        </text:list-item>
      </text:list>
      <text:p text:style-name="Standard"/>
      <text:p text:style-name="Standard">Et là, sans dire un mot de plus, je suis reparti dans la sorte de chambre dans laquelle je dormais. Je n'imaginais même pas pourquoi un de ces Résistants, un de nos Résistants, intelligents comme ils étaient tous, avait pensé à proposer ce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 Long</meta:initial-creator>
    <meta:creation-date>2010-11-11T08:01:24</meta:creation-date>
    <dc:date>2010-11-11T09:22:06</dc:date>
    <dc:creator>Isabell Long</dc:creator>
    <meta:editing-duration>PT01H20M42S</meta:editing-duration>
    <meta:editing-cycles>12</meta:editing-cycles>
    <meta:generator>OpenOffice.org/3.2$Unix OpenOffice.org_project/320m18$Build-9502</meta:generator>
    <meta:document-statistic meta:table-count="0" meta:image-count="0" meta:object-count="0" meta:page-count="1" meta:paragraph-count="12" meta:word-count="493" meta:character-count="2714"/>
  </office:meta>
</office:document-meta>
</file>